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-N-H angle</text:p>
          </table:table-cell>
          <table:table-cell office:value-type="string" calcext:value-type="string">
            <text:p>Bond-lengt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lative E</text:p>
          </table:table-cell>
          <table:table-cell office:value-type="string" calcext:value-type="string">
            <text:p>Dipole Mome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-56.1739852526" calcext:value-type="float">
            <text:p>-56.1739852526</text:p>
          </table:table-cell>
          <table:table-cell table:formula="of:=[.D3]-MIN([.$D$3:.$D$44])" office:value-type="float" office:value="0.010371086100001" calcext:value-type="float">
            <text:p>0.01037108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-56.1740326371" calcext:value-type="float">
            <text:p>-56.1740326371</text:p>
          </table:table-cell>
          <table:table-cell table:formula="of:=[.D4]-MIN([.$D$3:.$D$44])" office:value-type="float" office:value="0.0103237016000008" calcext:value-type="float">
            <text:p>0.0103237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-56.1741740458" calcext:value-type="float">
            <text:p>-56.1741740458</text:p>
          </table:table-cell>
          <table:table-cell table:formula="of:=[.D5]-MIN([.$D$3:.$D$44])" office:value-type="float" office:value="0.0101822928999979" calcext:value-type="float">
            <text:p>0.01018229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-56.1744072517" calcext:value-type="float">
            <text:p>-56.1744072517</text:p>
          </table:table-cell>
          <table:table-cell table:formula="of:=[.D6]-MIN([.$D$3:.$D$44])" office:value-type="float" office:value="0.00994908699999542" calcext:value-type="float">
            <text:p>0.0099490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-56.1747285669" calcext:value-type="float">
            <text:p>-56.1747285669</text:p>
          </table:table-cell>
          <table:table-cell table:formula="of:=[.D7]-MIN([.$D$3:.$D$44])" office:value-type="float" office:value="0.00962777179999819" calcext:value-type="float">
            <text:p>0.00962777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-56.1751328779" calcext:value-type="float">
            <text:p>-56.1751328779</text:p>
          </table:table-cell>
          <table:table-cell table:formula="of:=[.D8]-MIN([.$D$3:.$D$44])" office:value-type="float" office:value="0.00922346080000125" calcext:value-type="float">
            <text:p>0.00922346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-56.1756136938" calcext:value-type="float">
            <text:p>-56.1756136938</text:p>
          </table:table-cell>
          <table:table-cell table:formula="of:=[.D9]-MIN([.$D$3:.$D$44])" office:value-type="float" office:value="0.00874264489999632" calcext:value-type="float">
            <text:p>0.00874264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-56.1761632076" calcext:value-type="float">
            <text:p>-56.1761632076</text:p>
          </table:table-cell>
          <table:table-cell table:formula="of:=[.D10]-MIN([.$D$3:.$D$44])" office:value-type="float" office:value="0.00819313110000053" calcext:value-type="float">
            <text:p>0.00819313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-56.176772368" calcext:value-type="float">
            <text:p>-56.176772368</text:p>
          </table:table-cell>
          <table:table-cell table:formula="of:=[.D11]-MIN([.$D$3:.$D$44])" office:value-type="float" office:value="0.00758397069999717" calcext:value-type="float">
            <text:p>0.00758397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-56.1774309625" calcext:value-type="float">
            <text:p>-56.1774309625</text:p>
          </table:table-cell>
          <table:table-cell table:formula="of:=[.D12]-MIN([.$D$3:.$D$44])" office:value-type="float" office:value="0.00692537620000167" calcext:value-type="float">
            <text:p>0.00692537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-56.1781277082" calcext:value-type="float">
            <text:p>-56.1781277082</text:p>
          </table:table-cell>
          <table:table-cell table:formula="of:=[.D13]-MIN([.$D$3:.$D$44])" office:value-type="float" office:value="0.00622863049999722" calcext:value-type="float">
            <text:p>0.0062286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-56.1788503503" calcext:value-type="float">
            <text:p>-56.1788503503</text:p>
          </table:table-cell>
          <table:table-cell table:formula="of:=[.D14]-MIN([.$D$3:.$D$44])" office:value-type="float" office:value="0.00550598839999594" calcext:value-type="float">
            <text:p>0.00550598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-56.1795857656" calcext:value-type="float">
            <text:p>-56.1795857656</text:p>
          </table:table-cell>
          <table:table-cell table:formula="of:=[.D15]-MIN([.$D$3:.$D$44])" office:value-type="float" office:value="0.00477057309999651" calcext:value-type="float">
            <text:p>0.00477057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-56.1803200702" calcext:value-type="float">
            <text:p>-56.1803200702</text:p>
          </table:table-cell>
          <table:table-cell table:formula="of:=[.D16]-MIN([.$D$3:.$D$44])" office:value-type="float" office:value="0.00403626850000194" calcext:value-type="float">
            <text:p>0.00403626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-56.1810387282" calcext:value-type="float">
            <text:p>-56.1810387282</text:p>
          </table:table-cell>
          <table:table-cell table:formula="of:=[.D17]-MIN([.$D$3:.$D$44])" office:value-type="float" office:value="0.00331761049999812" calcext:value-type="float">
            <text:p>0.0033176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-56.1817266602" calcext:value-type="float">
            <text:p>-56.1817266602</text:p>
          </table:table-cell>
          <table:table-cell table:formula="of:=[.D18]-MIN([.$D$3:.$D$44])" office:value-type="float" office:value="0.00262967849999995" calcext:value-type="float">
            <text:p>0.00262967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-56.1823683503" calcext:value-type="float">
            <text:p>-56.1823683503</text:p>
          </table:table-cell>
          <table:table-cell table:formula="of:=[.D19]-MIN([.$D$3:.$D$44])" office:value-type="float" office:value="0.00198798839999625" calcext:value-type="float">
            <text:p>0.00198798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-56.1829479487" calcext:value-type="float">
            <text:p>-56.1829479487</text:p>
          </table:table-cell>
          <table:table-cell table:formula="of:=[.D20]-MIN([.$D$3:.$D$44])" office:value-type="float" office:value="0.0014083900000017" calcext:value-type="float">
            <text:p>0.001408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-56.1834493696" calcext:value-type="float">
            <text:p>-56.1834493696</text:p>
          </table:table-cell>
          <table:table-cell table:formula="of:=[.D21]-MIN([.$D$3:.$D$44])" office:value-type="float" office:value="0.000906969100000765" calcext:value-type="float">
            <text:p>0.00090696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-56.1838563779" calcext:value-type="float">
            <text:p>-56.1838563779</text:p>
          </table:table-cell>
          <table:table-cell table:formula="of:=[.D22]-MIN([.$D$3:.$D$44])" office:value-type="float" office:value="0.000499960799999144" calcext:value-type="float">
            <text:p>0.00049996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001" calcext:value-type="float">
            <text:p>1.001</text:p>
          </table:table-cell>
          <table:table-cell office:value-type="float" office:value="-56.1841526827" calcext:value-type="float">
            <text:p>-56.1841526827</text:p>
          </table:table-cell>
          <table:table-cell table:formula="of:=[.D23]-MIN([.$D$3:.$D$44])" office:value-type="float" office:value="0.000203655999996499" calcext:value-type="float">
            <text:p>0.0002036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-56.1843220116" calcext:value-type="float">
            <text:p>-56.1843220116</text:p>
          </table:table-cell>
          <table:table-cell table:formula="of:=[.D24]-MIN([.$D$3:.$D$44])" office:value-type="float" office:value="0.0000343270999962897" calcext:value-type="float">
            <text:p>3.43270999962897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.6815" calcext:value-type="float">
            <text:p>111.6815</text:p>
          </table:table-cell>
          <table:table-cell office:value-type="float" office:value="1.0025" calcext:value-type="float">
            <text:p>1.0025</text:p>
          </table:table-cell>
          <table:table-cell office:value-type="float" office:value="-56.1843563387" calcext:value-type="float">
            <text:p>-56.1843563387</text:p>
          </table:table-cell>
          <table:table-cell table:formula="of:=[.D25]-MIN([.$D$3:.$D$4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-56.1843481399" calcext:value-type="float">
            <text:p>-56.1843481399</text:p>
          </table:table-cell>
          <table:table-cell table:formula="of:=[.D26]-MIN([.$D$3:.$D$44])" office:value-type="float" office:value="0.00000819879999625073" calcext:value-type="float">
            <text:p>8.19879999625073E-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-56.1842149977" calcext:value-type="float">
            <text:p>-56.1842149977</text:p>
          </table:table-cell>
          <table:table-cell table:formula="of:=[.D27]-MIN([.$D$3:.$D$44])" office:value-type="float" office:value="0.000141340999995521" calcext:value-type="float">
            <text:p>0.0001413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-56.1839066828" calcext:value-type="float">
            <text:p>-56.1839066828</text:p>
          </table:table-cell>
          <table:table-cell table:formula="of:=[.D28]-MIN([.$D$3:.$D$44])" office:value-type="float" office:value="0.000449655899998902" calcext:value-type="float">
            <text:p>0.00044965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-56.1834075026" calcext:value-type="float">
            <text:p>-56.1834075026</text:p>
          </table:table-cell>
          <table:table-cell table:formula="of:=[.D29]-MIN([.$D$3:.$D$44])" office:value-type="float" office:value="0.00094883610000096" calcext:value-type="float">
            <text:p>0.00094883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-56.1827019985" calcext:value-type="float">
            <text:p>-56.1827019985</text:p>
          </table:table-cell>
          <table:table-cell table:formula="of:=[.D30]-MIN([.$D$3:.$D$44])" office:value-type="float" office:value="0.00165434019999822" calcext:value-type="float">
            <text:p>0.00165434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-56.1817749618" calcext:value-type="float">
            <text:p>-56.1817749618</text:p>
          </table:table-cell>
          <table:table-cell table:formula="of:=[.D31]-MIN([.$D$3:.$D$44])" office:value-type="float" office:value="0.00258137689999671" calcext:value-type="float">
            <text:p>0.00258137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-56.1806114406" calcext:value-type="float">
            <text:p>-56.1806114406</text:p>
          </table:table-cell>
          <table:table-cell table:formula="of:=[.D32]-MIN([.$D$3:.$D$44])" office:value-type="float" office:value="0.00374489809999545" calcext:value-type="float">
            <text:p>0.0037448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-56.1791967388" calcext:value-type="float">
            <text:p>-56.1791967388</text:p>
          </table:table-cell>
          <table:table-cell table:formula="of:=[.D33]-MIN([.$D$3:.$D$44])" office:value-type="float" office:value="0.00515959989999715" calcext:value-type="float">
            <text:p>0.0051595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-56.1775164082" calcext:value-type="float">
            <text:p>-56.1775164082</text:p>
          </table:table-cell>
          <table:table-cell table:formula="of:=[.D34]-MIN([.$D$3:.$D$44])" office:value-type="float" office:value="0.00683993049999998" calcext:value-type="float">
            <text:p>0.0068399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-56.175556235" calcext:value-type="float">
            <text:p>-56.175556235</text:p>
          </table:table-cell>
          <table:table-cell table:formula="of:=[.D35]-MIN([.$D$3:.$D$44])" office:value-type="float" office:value="0.00880010369999695" calcext:value-type="float">
            <text:p>0.00880010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-56.1733022205" calcext:value-type="float">
            <text:p>-56.1733022205</text:p>
          </table:table-cell>
          <table:table-cell table:formula="of:=[.D36]-MIN([.$D$3:.$D$44])" office:value-type="float" office:value="0.0110541182000006" calcext:value-type="float">
            <text:p>0.01105411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-56.1707405586" calcext:value-type="float">
            <text:p>-56.1707405586</text:p>
          </table:table-cell>
          <table:table-cell table:formula="of:=[.D37]-MIN([.$D$3:.$D$44])" office:value-type="float" office:value="0.0136157800999968" calcext:value-type="float">
            <text:p>0.01361578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-56.1678576111" calcext:value-type="float">
            <text:p>-56.1678576111</text:p>
          </table:table-cell>
          <table:table-cell table:formula="of:=[.D38]-MIN([.$D$3:.$D$44])" office:value-type="float" office:value="0.0164987276000019" calcext:value-type="float">
            <text:p>0.01649872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-56.1646398806" calcext:value-type="float">
            <text:p>-56.1646398806</text:p>
          </table:table-cell>
          <table:table-cell table:formula="of:=[.D39]-MIN([.$D$3:.$D$44])" office:value-type="float" office:value="0.0197164580999996" calcext:value-type="float">
            <text:p>0.01971645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-56.1610739846" calcext:value-type="float">
            <text:p>-56.1610739846</text:p>
          </table:table-cell>
          <table:table-cell table:formula="of:=[.D40]-MIN([.$D$3:.$D$44])" office:value-type="float" office:value="0.0232823540999973" calcext:value-type="float">
            <text:p>0.02328235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-56.1571466195" calcext:value-type="float">
            <text:p>-56.1571466195</text:p>
          </table:table-cell>
          <table:table-cell table:formula="of:=[.D41]-MIN([.$D$3:.$D$44])" office:value-type="float" office:value="0.0272097192000018" calcext:value-type="float">
            <text:p>0.02720971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-56.152844588" calcext:value-type="float">
            <text:p>-56.152844588</text:p>
          </table:table-cell>
          <table:table-cell table:formula="of:=[.D42]-MIN([.$D$3:.$D$44])" office:value-type="float" office:value="0.0315117506999982" calcext:value-type="float">
            <text:p>0.03151175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-56.1481547036" calcext:value-type="float">
            <text:p>-56.1481547036</text:p>
          </table:table-cell>
          <table:table-cell table:formula="of:=[.D43]-MIN([.$D$3:.$D$44])" office:value-type="float" office:value="0.0362016350999994" calcext:value-type="float">
            <text:p>0.03620163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-56.1430638267" calcext:value-type="float">
            <text:p>-56.1430638267</text:p>
          </table:table-cell>
          <table:table-cell table:formula="of:=[.D44]-MIN([.$D$3:.$D$44])" office:value-type="float" office:value="0.0412925119999983" calcext:value-type="float">
            <text:p>0.04129251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 </meta:initial-creator>
    <meta:creation-date>2016-09-02T14:03:46.586180937</meta:creation-date>
    <dc:date>2016-09-02T14:14:59.658353441</dc:date>
    <dc:creator>EP </dc:creator>
    <meta:editing-duration>P0D</meta:editing-duration>
    <meta:editing-cycles>1</meta:editing-cycles>
    <meta:document-statistic meta:table-count="1" meta:cell-count="133" meta:object-count="0"/>
    <meta:generator>LibreOffice/4.2.8.2$Linux_X86_64 LibreOffice_project/420m0$Build-2</meta:generator>
  </office:meta>
</office:document-meta>
</file>